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133bc3" officeooo:paragraph-rsid="0046c58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8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9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0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1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2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3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49d9d7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3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4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5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26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27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28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29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0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1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2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3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4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5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36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4f56f5"/>
    </style:style>
    <style:style style:name="T12" style:family="text">
      <style:text-properties officeooo:rsid="0054adba"/>
    </style:style>
    <style:style style:name="T13" style:family="text">
      <style:text-properties officeooo:rsid="005511a2"/>
    </style:style>
    <style:style style:name="T14" style:family="text">
      <style:text-properties officeooo:rsid="00579d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6"/>
      <text:p text:style-name="P7">All examples successfully recompiled</text:p>
      <text:p text:style-name="P7"/>
      <text:p text:style-name="P9">Example 1<text:tab/>OK</text:p>
      <text:p text:style-name="P9">Example 2<text:tab/>OK</text:p>
      <text:p text:style-name="P9">Example 3<text:tab/>OK</text:p>
      <text:p text:style-name="P10">Example <text:span text:style-name="T2">4</text:span><text:tab/>OK</text:p>
      <text:p text:style-name="P10">Example <text:span text:style-name="T2">5</text:span><text:tab/>OK</text:p>
      <text:p text:style-name="P10">Example <text:span text:style-name="T2">6</text:span><text:tab/>OK</text:p>
      <text:p text:style-name="P10">Example <text:span text:style-name="T2">7</text:span><text:tab/>OK</text:p>
      <text:p text:style-name="P10">Example <text:span text:style-name="T2">8</text:span><text:tab/>OK</text:p>
      <text:p text:style-name="P10">Example <text:span text:style-name="T2">9</text:span><text:tab/>OK</text:p>
      <text:p text:style-name="P10">Example <text:span text:style-name="T2">10</text:span><text:tab/>OK</text:p>
      <text:p text:style-name="P10">Example <text:span text:style-name="T2">11</text:span><text:tab/>OK</text:p>
      <text:p text:style-name="P10"/>
      <text:p text:style-name="P23"><text:span text:style-name="T5">Also checked:</text:span><text:tab/>Commentary <text:span text:style-name="T3">input and </text:span>readout</text:p>
      <text:p text:style-name="P23"><text:tab/><text:tab/><text:tab/>User project reset</text:p>
      <text:p text:style-name="P23"><text:tab/><text:tab/><text:tab/>Intensity control</text:p>
      <text:p text:style-name="P23"><text:tab/><text:tab/><text:tab/>Recal_328_using_crystal.ino.standard</text:p>
      <text:p text:style-name="P23"><text:tab/><text:tab/><text:tab/>cal_one_wire_comms.ino.standard</text:p>
      <text:p text:style-name="P23"/>
      <text:p text:style-name="P23">PRN_16bit_GEN(<text:span text:style-name="T4">) and bootloader\1_Random_pattern_generator</text:span></text:p>
      <text:p text:style-name="P25">both write to one of 3 pairs of EEPROM registers</text:p>
      <text:p text:style-name="P26">Press E at p/r/t/D prompt to change <text:s/>EEPROM register pair </text:p>
      <text:p text:style-name="P26"/>
      <text:p text:style-name="P2">2_Receiver_Transmitter_Basic</text:p>
      <text:p text:style-name="P26"/>
      <text:p text:style-name="P8">All examples successfully recompiled</text:p>
      <text:p text:style-name="P8"/>
      <text:p text:style-name="P11">Example 1<text:tab/>OK</text:p>
      <text:p text:style-name="P12">Example 2<text:tab/>OK</text:p>
      <text:p text:style-name="P13">Example 3<text:tab/>OK</text:p>
      <text:p text:style-name="P14">Example <text:span text:style-name="T2">4</text:span><text:tab/>OK</text:p>
      <text:p text:style-name="P15">Example <text:span text:style-name="T2">5</text:span><text:tab/>OK</text:p>
      <text:p text:style-name="P16">Example <text:span text:style-name="T2">6</text:span><text:tab/>OK</text:p>
      <text:p text:style-name="P17">Example <text:span text:style-name="T2">7</text:span><text:tab/>OK</text:p>
      <text:p text:style-name="P18">Example <text:span text:style-name="T2">8</text:span><text:tab/>OK</text:p>
      <text:p text:style-name="P19">Example <text:span text:style-name="T2">9</text:span><text:tab/>OK</text:p>
      <text:p text:style-name="P19"/>
      <text:p text:style-name="P19"/>
      <text:p text:style-name="P3">3_Interrupts_and_switches</text:p>
      <text:p text:style-name="P19"/>
      <text:p text:style-name="P27">3A_UART_timer_interrupts<text:tab/><text:tab/><text:span text:style-name="T6">Recompiled<text:tab/>OK</text:span></text:p>
      <text:p text:style-name="P28">3B_Pin_Change_Interrupt<text:tab/><text:tab/><text:span text:style-name="T6">Recompiled<text:tab/>OK</text:span></text:p>
      <text:p text:style-name="P29">3C_reaction_time_tester<text:tab/><text:tab/><text:span text:style-name="T6">Recompiled<text:tab/>OK</text:span></text:p>
      <text:p text:style-name="P30">3D_timer_PCI_interrupts<text:tab/><text:tab/><text:span text:style-name="T6">Recompiled<text:tab/>OK</text:span></text:p>
      <text:p text:style-name="P31">3E_Keypress_logger<text:tab/><text:tab/><text:tab/><text:span text:style-name="T6">Recompiled<text:tab/>OK</text:span></text:p>
      <text:p text:style-name="P24">3F_Prime_numbers<text:tab/><text:span text:style-name="T7"><text:tab/><text:tab/>Recompiled<text:tab/>OK</text:span></text:p>
      <text:p text:style-name="P23">3G_Prime_numbers_plus<text:tab/><text:tab/><text:span text:style-name="T8">New project<text:tab/>OK</text:span></text:p>
      <text:p text:style-name="P4"><text:soft-page-break/>4_binary_and_bit_operations</text:p>
      <text:p text:style-name="P9"/>
      <text:p text:style-name="P9">1_Bit_ops_1<text:tab/><text:tab/><text:tab/><text:span text:style-name="T9">Recompiled<text:tab/>OK</text:span></text:p>
      <text:p text:style-name="P20">2_Bit_ops_2<text:tab/><text:tab/><text:tab/><text:span text:style-name="T7">Recompiled<text:tab/>OK</text:span></text:p>
      <text:p text:style-name="P20">3_Division_subroutine<text:tab/><text:span text:style-name="T7">Recompiled<text:tab/>OK</text:span></text:p>
      <text:p text:style-name="P20">4_Char_to_binary<text:tab/><text:tab/><text:span text:style-name="T7">Recompiled<text:tab/>OK but to be reviewed</text:span></text:p>
      <text:p text:style-name="P20"/>
      <text:p text:style-name="P5">5_Arduino_PC_comms_library</text:p>
      <text:p text:style-name="P5"/>
      <text:p text:style-name="P5"/>
      <text:p text:style-name="P9">5A_Integer_numbers<text:tab/><text:tab/><text:span text:style-name="T10">All factors<text:tab/><text:tab/><text:tab/>OK</text:span></text:p>
      <text:p text:style-name="P21">5B_Prime_factors<text:tab/><text:tab/><text:tab/><text:tab/><text:tab/><text:tab/><text:span text:style-name="T14">OK</text:span></text:p>
      <text:p text:style-name="P9">5C_Scientific_numbers<text:tab/><text:span text:style-name="T10">Raise to power<text:tab/><text:tab/>OK</text:span></text:p>
      <text:p text:style-name="P21">5D_Pie_estimator<text:tab/><text:tab/>Pie_estimator<text:tab/><text:tab/><text:tab/><text:span text:style-name="T12">OK</text:span></text:p>
      <text:p text:style-name="P9">5E_e_power_series<text:tab/><text:tab/><text:span text:style-name="T10">Calculate power(A,B)<text:tab/><text:tab/>OK</text:span></text:p>
      <text:p text:style-name="P9">5F_Trig_functions<text:tab/><text:tab/><text:span text:style-name="T10">New project</text:span></text:p>
      <text:p text:style-name="P9"/>
      <text:p text:style-name="P33">Bug found in</text:p>
      <text:p text:style-name="P33">Int_Num_from_PC_A() for /b keypress. <text:s/></text:p>
      <text:p text:style-name="P22">Sc_Num_from_PC_A<text:span text:style-name="T13">() with \b keypresses</text:span></text:p>
      <text:p text:style-name="P22"/>
      <text:p text:style-name="P32"><text:span text:style-name="T13">For example </text:span>12345\b6 comes to a halt and times out</text:p>
      <text:p text:style-name="P34">Also 1mS delay increased to 10mS</text:p>
      <text:p text:style-name="P34"/>
      <text:p text:style-name="P35">Bug fixed and 9_Resource_store\PC_comms\Arduino_Rx_Tx.c<text:tab/> updated</text:p>
      <text:p text:style-name="P36">Remember: Always update Arduino_Rx_Tx.c in future projects when used</text:p>
      <text:p text:style-name="P36">Also update equivalent files in PCB111000_UNO_V2 for both UNO and Arduino projects</text:p>
      <text:p text:style-name="P9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16T20:00:38.928000000</dc:date>
    <meta:editing-duration>PT8H23M44S</meta:editing-duration>
    <meta:editing-cycles>43</meta:editing-cycles>
    <meta:document-statistic meta:table-count="0" meta:image-count="0" meta:object-count="0" meta:page-count="2" meta:paragraph-count="61" meta:word-count="225" meta:character-count="1816" meta:non-whitespace-character-count="1605"/>
  </office:meta>
</office:document-meta>
</file>